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Times New Roman" officeooo:rsid="00150019" officeooo:paragraph-rsid="00150019"/>
    </style:style>
    <style:style style:name="P2" style:family="paragraph" style:parent-style-name="Standard">
      <style:text-properties style:font-name="Times New Roman" officeooo:rsid="00161f8a" officeooo:paragraph-rsid="00161f8a"/>
    </style:style>
    <style:style style:name="P3" style:family="paragraph" style:parent-style-name="Standard">
      <style:text-properties style:font-name="Times New Roman" officeooo:rsid="00161f8a" officeooo:paragraph-rsid="001847a2"/>
    </style:style>
    <style:style style:name="P4" style:family="paragraph" style:parent-style-name="Standard">
      <style:text-properties style:font-name="Times New Roman" officeooo:rsid="001847a2" officeooo:paragraph-rsid="001847a2"/>
    </style:style>
    <style:style style:name="T1" style:family="text">
      <style:text-properties officeooo:rsid="00161f8a"/>
    </style:style>
    <style:style style:name="T2" style:family="text">
      <style:text-properties officeooo:rsid="00176f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ustin Gold</text:p>
      <text:p text:style-name="P1">CSC-483</text:p>
      <text:p text:style-name="P1">11/17/19</text:p>
      <text:p text:style-name="P1">Final Project Report</text:p>
      <text:p text:style-name="P1"/>
      <text:p text:style-name="P4"><text:tab/>Introduction:</text:p>
      <text:p text:style-name="P1"/>
      <text:p text:style-name="P1"/>
      <text:p text:style-name="P1"><text:tab/>Planaria are a member of the flatworm group, and have been attractive to many biologists due to their ability to regenerate. This is promising to study for advancing how stem cells work, and they are cheap and abundant. Because they are able to regenerate completely, while they have a <text:span text:style-name="T1">constant structure, when they are cut in half they do not yet have this. </text:span>The goal of this project <text:span text:style-name="T1">is</text:span> to be given a set of <text:span text:style-name="T1">images containing planaria, and implementing image processing techniques as well as frequency analysis on these images, and see if it is possible to find commonalities between these images.</text:span></text:p>
      <text:p text:style-name="P1"/>
      <text:p text:style-name="P1"><text:tab/><text:span text:style-name="T1">Thresholding:</text:span></text:p>
      <text:p text:style-name="P1"/>
      <text:p text:style-name="P2">The first way to identify these planaria was to gain a solid image where we can clearly distinguish between a planaria and the background. This would be ideal in a noiseless area in which there is only the background and the planaria. However, in spite of this, we applied various tresholding techniques.</text:p>
      <text:p text:style-name="P2">We implemented simple binary thresholding, adaptive thresholding in considering the mean as well as the Gaussian. Finally, we found that thresholding using Otsu’s binarization method worked the best. </text:p>
      <text:p text:style-name="P2"/>
      <text:p text:style-name="P2"/>
      <text:p text:style-name="P2"/>
      <text:p text:style-name="P2"/>
      <text:p text:style-name="P2"/>
      <text:p text:style-name="P2"/>
      <text:p text:style-name="P2"><text:tab/>Contours:</text:p>
      <text:p text:style-name="P2"/>
      <text:p text:style-name="P2"/>
      <text:p text:style-name="P3">Then we found the contours of the black and white image. <text:span text:style-name="T2">Because of the noise in the image, we found multiple contours that would not be of the thing we were trying to find. We had to use thresholding on the contours. Because the majority of planaria were in a range of sizes, we thresholded those so that if if was below some threshold, this was because either only a small noisey part of the image was considered, this was not the planaria and we could discard that. Also because in a lot of images, there was light reflected off the assumed microscope, this would be too big and would also be discarded. However, in this dataset there were a few outliers that the contour did not find due to them being either too big or too small. For the most part though, this did not affect the results.</text:span></text:p>
      <text:p text:style-name="P3"/>
      <text:p text:style-name="P3"/>
      <text:p text:style-name="P4">Spectral Analysis:</text:p>
      <text:p text:style-name="P4"/>
      <text:p text:style-name="P4"/>
      <text:p text:style-name="P4"><text:tab/></text:p>
      <text:p text:style-name="P3"><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7T13:16:12.067624709</meta:creation-date>
    <dc:date>2019-11-17T14:28:42.593068846</dc:date>
    <meta:editing-duration>PT31M19S</meta:editing-duration>
    <meta:editing-cycles>2</meta:editing-cycles>
    <meta:generator>LibreOffice/6.0.7.3$Linux_X86_64 LibreOffice_project/00m0$Build-3</meta:generator>
    <meta:document-statistic meta:table-count="0" meta:image-count="0" meta:object-count="0" meta:page-count="1" meta:paragraph-count="14" meta:word-count="344" meta:character-count="1999" meta:non-whitespace-character-count="1660"/>
  </office:meta>
</office:document-meta>
</file>